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3_13-06-44_000.jpg</text:p>
          </table:table-cell>
          <table:table-cell table:style-name="ce19" office:value-type="string">
            <text:p>:bookmemo / 読んだ本 / 『スーパー図解　痛風・高尿酸症』 / 著者=細谷龍男、監修 / 途中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2]=&quot;&quot;;[.C2];CONCATENATE([.C2];&quot; / &quot;;[.E2]))" office:value-type="string" office:string-value=":bookmemo / 読んだ本 / 『スーパー図解　痛風・高尿酸症』 / 著者=細谷龍男、監修 / 途中">
            <text:p>:bookmemo / 読んだ本 / 『スーパー図解　痛風・高尿酸症』 / 著者=細谷龍男、監修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23_13-07-08_000.jpg</text:p>
          </table:table-cell>
          <table:table-cell table:style-name="ce19" office:value-type="string">
            <text:p>:bookmemo / 読んだ本 / 『スーパー図解　痛風・高尿酸症』 / 著者=細谷龍男、監修 / 途中　ここまで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3]=&quot;&quot;;[.C3];CONCATENATE([.C3];&quot; / &quot;;[.E3]))" office:value-type="string" office:string-value=":bookmemo / 読んだ本 / 『スーパー図解　痛風・高尿酸症』 / 著者=細谷龍男、監修 / 途中　ここまで">
            <text:p>:bookmemo / 読んだ本 / 『スーパー図解　痛風・高尿酸症』 / 著者=細谷龍男、監修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3_13-09-48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3_17-39-59_000.jpg</text:p>
          </table:table-cell>
          <table:table-cell table:style-name="ce19" office:value-type="string">
            <text:p>:m 1-2*2 RES / 64#78_9 / 『不完全性定理』 ゲーデル (goedel)、著；林晋、八杉満利子、訳・解説 / p.20 / w:リシャール；二律背反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5]=&quot;&quot;;[.C5];CONCATENATE([.C5];&quot; / &quot;;[.E5]))" office:value-type="string" office:string-value=":m 1-2*2 RES / 64#78_9 / 『不完全性定理』 ゲーデル (goedel)、著；林晋、八杉満利子、訳・解説 / p.20 / w:リシャール；二律背反 / N~">
            <text:p>:m 1-2*2 RES / 64#78_9 / 『不完全性定理』 ゲーデル (goedel)、著；林晋、八杉満利子、訳・解説 / p.20 / w:リシャール；二律背反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3_19-05-31_000.jpg</text:p>
          </table:table-cell>
          <table:table-cell table:style-name="ce19" office:value-type="string">
            <text:p>:m :尺八,shakuhachi,bamboo 1-2*2 / session-memo / s.1:genr=todays-melody,score=+,other=block:A~F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6]=&quot;&quot;;[.C6];CONCATENATE([.C6];&quot; / &quot;;[.E6]))" office:value-type="string" office:string-value=":m :尺八,shakuhachi,bamboo 1-2*2 / session-memo / s.1:genr=todays-melody,score=+,other=block:A~F">
            <text:p>:m :尺八,shakuhachi,bamboo 1-2*2 / session-memo / s.1:genr=todays-melody,score=+,other=block:A~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3_20-45-54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3_23-02-24_000.jpg</text:p>
          </table:table-cell>
          <table:table-cell table:style-name="ce19" office:value-type="string">
            <text:p>:m 記録 / 身体 / ケガ / loc=右脚：大腿：膝蓋上方,cause=おできか,loc-incident=~,id=2021-02-21_22-55-48_000.jpg,phase=風呂から出た,apparatus=~,injury=引っかき傷,other=~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5" table:formula="of:=IF([.E8]=&quot;&quot;;[.C8];CONCATENATE([.C8];&quot; / &quot;;[.E8]))" office:value-type="string" office:string-value=":m 記録 / 身体 / ケガ / loc=右脚：大腿：膝蓋上方,cause=おできか,loc-incident=~,id=2021-02-21_22-55-48_000.jpg,phase=風呂から出た,apparatus=~,injury=引っかき傷,other=~">
            <text:p>:m 記録 / 身体 / ケガ / loc=右脚：大腿：膝蓋上方,cause=おできか,loc-incident=~,id=2021-02-21_22-55-48_000.jpg,phase=風呂から出た,apparatus=~,injury=引っかき傷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2-23_23-04-29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19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5" table:formula="of:=IF([.E9]=&quot;&quot;;[.C9];CONCATENATE([.C9];&quot; / &quot;;[.E9]))" office:value-type="string" office:string-value=":m 記録 / 身体 / ケガ / loc=右脚：膝蓋,cause=不明,loc-incident=~,id=2021-02-21_22-57-43_000.jpg,phase=風呂から出た；ティッシュを貼った（エゴマ焼酎漬け）,apparatus=~,injury=赤斑,other=~">
            <text:p>:m 記録 / 身体 / ケガ / loc=右脚：膝蓋,cause=不明,loc-incident=~,id=2021-02-21_22-57-43_000.jpg,phase=風呂から出た；ティッシュを貼った（エゴマ焼酎漬け）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2-23_23-06-04_000.jpg</text:p>
          </table:table-cell>
          <table:table-cell table:style-name="ce19" office:value-type="string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17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5" table:formula="of:=IF([.E10]=&quot;&quot;;[.C10];CONCATENATE([.C10];&quot; / &quot;;[.E10]))" office:value-type="string" office:string-value=":m 記録 / 身体 / ケガ / loc=右脚：膝蓋,cause=不明,loc-incident=~,id=2021-02-21_22-57-43_000.jpg,phase=風呂から出た；ティッシュを貼った（エゴマ焼酎漬け）；テープを貼った,apparatus=~,injury=赤斑,other=~">
            <text:p>:m 記録 / 身体 / ケガ / loc=右脚：膝蓋,cause=不明,loc-incident=~,id=2021-02-21_22-57-43_000.jpg,phase=風呂から出た；ティッシュを貼った（エゴマ焼酎漬け）；テープを貼った,apparatus=~,injury=赤斑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24_02-10-18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24_02-10-35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24_07-41-55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/02/24</text:date>, <text:time>09:21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24T09:21:00.09</dc:date>
    <dc:creator>iwabuchi ken</dc:creator>
    <meta:editing-duration>P31DT14H15M28S</meta:editing-duration>
    <meta:editing-cycles>11751</meta:editing-cycles>
    <meta:document-statistic meta:table-count="1" meta:cell-count="456" meta:object-count="0"/>
  </office:meta>
</office:document-meta>
</file>